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12223" officeooo:paragraph-rsid="00112223"/>
    </style:style>
    <style:style style:name="P2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3" style:family="paragraph" style:parent-style-name="Standard">
      <style:text-properties style:font-name="Bitstream Vera Sans Mono" fo:font-size="10pt" officeooo:rsid="00119604" officeooo:paragraph-rsid="00119604" style:font-size-asian="8.75pt" style:font-size-complex="10pt"/>
    </style:style>
    <style:style style:name="P4" style:family="paragraph" style:parent-style-name="Standard">
      <style:text-properties style:font-name="Bitstream Vera Sans Mono" fo:font-size="10pt" officeooo:rsid="00138c0d" officeooo:paragraph-rsid="00138c0d" style:font-size-asian="8.75pt" style:font-size-complex="10pt"/>
    </style:style>
    <style:style style:name="T1" style:family="text">
      <style:text-properties style:font-name="Bitstream Vera Sans Mono" fo:font-size="10pt" style:font-size-asian="8.75pt" style:font-size-complex="10pt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0.5pt" style:font-size-complex="12pt"/>
    </style:style>
    <style:style style:name="T4" style:family="text">
      <style:text-properties style:font-name="Liberation Serif" fo:font-size="12pt" officeooo:rsid="00138c0d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1.</text:p>
      <text:p text:style-name="P1"><text:tab/>a) Output:</text:p>
      <text:p text:style-name="P1"><text:tab/><text:span text:style-name="T1">start Thing ctor</text:span></text:p>
      <text:p text:style-name="P1"><text:span text:style-name="T1"><text:tab/>in Thing ctor, size= 11</text:span></text:p>
      <text:p text:style-name="P1"><text:span text:style-name="T1"><text:tab/>in Thing ctor, name= thing1</text:span></text:p>
      <text:p text:style-name="P1"><text:span text:style-name="T1"><text:tab/>in Thing ctor, count= -1</text:span></text:p>
      <text:p text:style-name="P1"><text:span text:style-name="T1"><text:tab/>start Thing ctor</text:span></text:p>
      <text:p text:style-name="P1"><text:span text:style-name="T1"><text:tab/>in Thing ctor, size= 2</text:span></text:p>
      <text:p text:style-name="P1"><text:span text:style-name="T1"><text:tab/>in Thing ctor, name= thing2</text:span></text:p>
      <text:p text:style-name="P1"><text:span text:style-name="T1"><text:tab/>in Thing ctor, count= -1</text:span></text:p>
      <text:p text:style-name="P1"><text:span text:style-name="T1"><text:tab/>start Thing ctor</text:span></text:p>
      <text:p text:style-name="P1"><text:span text:style-name="T1"><text:tab/>in Thing ctor, size= 5</text:span></text:p>
      <text:p text:style-name="P1"><text:span text:style-name="T1"><text:tab/>in Thing ctor, name= none</text:span></text:p>
      <text:p text:style-name="P1"><text:span text:style-name="T1"><text:tab/>in Thing ctor, count= -1</text:span></text:p>
      <text:p text:style-name="P1"><text:span text:style-name="T1"><text:tab/>start Thing ctor</text:span></text:p>
      <text:p text:style-name="P1"><text:span text:style-name="T1"><text:tab/>in Thing ctor, size= 11</text:span></text:p>
      <text:p text:style-name="P1"><text:span text:style-name="T1"><text:tab/>in Thing ctor, name= thing1</text:span></text:p>
      <text:p text:style-name="P1"><text:span text:style-name="T1"><text:tab/>in Thing ctor, count= -1</text:span></text:p>
      <text:p text:style-name="P1"><text:span text:style-name="T1"><text:tab/>in Driver ctor2</text:span></text:p>
      <text:p text:style-name="P1"><text:span text:style-name="T1"><text:tab/>t2: thing2 2 14</text:span></text:p>
      <text:p text:style-name="P1"><text:span text:style-name="T1"><text:tab/>d1: none 5 14 undefined</text:span></text:p>
      <text:p text:style-name="P1"><text:span text:style-name="T1"><text:tab/>d2: thing1 7 14 driver2</text:span></text:p>
      <text:p text:style-name="P1"/>
      <text:p text:style-name="P1"><text:span text:style-name="T3"><text:tab/>b) Output:</text:span></text:p>
      <text:p text:style-name="P2"><text:tab/><text:tab/>start Thing ctor</text:p>
      <text:p text:style-name="P2"><text:tab/><text:tab/>in Thing ctor, size= 11</text:p>
      <text:p text:style-name="P2"><text:tab/><text:tab/>in Thing ctor, name= thing1</text:p>
      <text:p text:style-name="P2"><text:tab/><text:tab/>in Thing ctor, count= -1</text:p>
      <text:p text:style-name="P2"><text:tab/><text:tab/>start Thing ctor</text:p>
      <text:p text:style-name="P2"><text:tab/><text:tab/>in Thing ctor, size= 5</text:p>
      <text:p text:style-name="P2"><text:tab/><text:tab/>in Thing ctor, name= none</text:p>
      <text:p text:style-name="P2"><text:tab/><text:tab/>in Thing ctor, count= -1</text:p>
      <text:p text:style-name="P2"><text:tab/><text:tab/>in Driver ctor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3"><text:span text:style-name="T3">2.</text:span></text:p>
      <text:p text:style-name="P3"/>
      <text:p text:style-name="P3"/>
      <text:p text:style-name="P4"><text:span text:style-name="T3">PART 2</text:span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1:07:29.239974247</meta:creation-date>
    <dc:date>2014-10-11T01:31:11.846587057</dc:date>
    <meta:editing-duration>PT7M2S</meta:editing-duration>
    <meta:editing-cycles>2</meta:editing-cycles>
    <meta:generator>LibreOffice/4.2.5.2$Linux_X86_64 LibreOffice_project/420m0$Build-2</meta:generator>
    <meta:document-statistic meta:table-count="0" meta:image-count="0" meta:object-count="0" meta:page-count="1" meta:paragraph-count="45" meta:word-count="166" meta:character-count="847" meta:non-whitespace-character-count="666"/>
  </office:meta>
</office:document-meta>
</file>